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407dd" officeooo:paragraph-rsid="001407dd"/>
    </style:style>
    <style:style style:name="P2" style:family="paragraph" style:parent-style-name="Standard">
      <style:paragraph-properties fo:text-align="center" style:justify-single-word="false"/>
      <style:text-properties officeooo:rsid="001407dd" officeooo:paragraph-rsid="001407dd"/>
    </style:style>
    <style:style style:name="P3" style:family="paragraph" style:parent-style-name="Standard">
      <style:paragraph-properties fo:text-align="start" style:justify-single-word="false"/>
      <style:text-properties officeooo:rsid="001407dd" officeooo:paragraph-rsid="001407dd"/>
    </style:style>
    <style:style style:name="P4" style:family="paragraph" style:parent-style-name="Standard">
      <style:text-properties officeooo:rsid="0014096f" officeooo:paragraph-rsid="0014096f"/>
    </style:style>
    <style:style style:name="P5" style:family="paragraph" style:parent-style-name="Standard">
      <style:text-properties officeooo:rsid="0015a0ee" officeooo:paragraph-rsid="0015a0ee"/>
    </style:style>
    <style:style style:name="P6" style:family="paragraph" style:parent-style-name="Standard">
      <style:text-properties fo:font-size="10pt" officeooo:rsid="0015a0ee" officeooo:paragraph-rsid="0015a0ee" style:font-size-asian="10pt" style:font-size-complex="10pt"/>
    </style:style>
    <style:style style:name="P7" style:family="paragraph" style:parent-style-name="Standard">
      <style:text-properties fo:font-size="10pt" officeooo:rsid="0018e595" officeooo:paragraph-rsid="0018e595" style:font-size-asian="10pt" style:font-size-complex="10pt"/>
    </style:style>
    <style:style style:name="P8" style:family="paragraph" style:parent-style-name="Standard">
      <style:paragraph-properties fo:text-align="start" style:justify-single-word="false"/>
      <style:text-properties fo:font-size="10pt" officeooo:rsid="001c1c54" officeooo:paragraph-rsid="001c1c54" style:font-size-asian="8.75pt" style:font-size-complex="10pt"/>
    </style:style>
    <style:style style:name="P9" style:family="paragraph" style:parent-style-name="Standard">
      <style:paragraph-properties fo:text-align="start" style:justify-single-word="false"/>
      <style:text-properties fo:font-size="14pt" officeooo:rsid="000e17df" officeooo:paragraph-rsid="001a8cfb" style:font-size-asian="14pt" style:font-size-complex="14pt"/>
    </style:style>
    <style:style style:name="P10" style:family="paragraph" style:parent-style-name="Standard">
      <style:paragraph-properties fo:text-align="start" style:justify-single-word="false"/>
      <style:text-properties fo:font-size="14pt" officeooo:rsid="000e17df" officeooo:paragraph-rsid="001c1c54" style:font-size-asian="14pt" style:font-size-complex="14pt"/>
    </style:style>
    <style:style style:name="P11" style:family="paragraph" style:parent-style-name="Standard">
      <style:text-properties fo:font-size="12pt" fo:font-weight="bold" officeooo:rsid="0018e595" officeooo:paragraph-rsid="0018e595" style:font-size-asian="12pt" style:font-weight-asian="bold" style:font-size-complex="12pt" style:font-weight-complex="bold"/>
    </style:style>
    <style:style style:name="P12" style:family="paragraph" style:parent-style-name="Standard">
      <style:text-properties fo:font-size="12pt" fo:font-weight="bold" officeooo:rsid="001a8cfb" officeooo:paragraph-rsid="001a8cfb" style:font-size-asian="12pt" style:font-weight-asian="bold" style:font-size-complex="12pt" style:font-weight-complex="bold"/>
    </style:style>
    <style:style style:name="P13"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14"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none" draw:fill-color="#ffffff"/>
      <style:text-properties fo:font-size="8pt" style:font-size-asian="8pt" style:font-size-complex="8pt"/>
    </style:style>
    <style:style style:name="P16" style:family="paragraph">
      <style:paragraph-properties fo:text-align="center"/>
    </style:style>
    <style:style style:name="P17" style:family="paragraph">
      <loext:graphic-properties draw:fill="none" draw:fill-color="#ffffff"/>
      <style:paragraph-properties fo:text-align="center"/>
      <style:text-properties fo:font-size="12pt" fo:font-style="italic" style:font-style-asian="italic" style:font-style-complex="italic"/>
    </style:style>
    <style:style style:name="P18" style:family="paragraph">
      <loext:graphic-properties draw:fill="none" draw:fill-color="#ffffff"/>
    </style:style>
    <style:style style:name="P19" style:family="paragraph">
      <loext:graphic-properties draw:fill="none" draw:fill-color="#ffffff"/>
      <style:paragraph-properties fo:text-align="center"/>
      <style:text-properties fo:font-size="10pt" fo:font-style="italic" style:font-size-asian="10pt" style:font-style-asian="italic" style:font-size-complex="10pt" style:font-style-complex="italic"/>
    </style:style>
    <style:style style:name="P20" style:family="paragraph">
      <loext:graphic-properties draw:fill="none" draw:fill-color="#ffffff"/>
      <style:paragraph-properties fo:text-align="center"/>
      <style:text-properties fo:font-size="10pt" style:font-size-asian="10pt" style:font-size-complex="10pt"/>
    </style:style>
    <style:style style:name="P21"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15e199"/>
    </style:style>
    <style:style style:name="T2" style:family="text">
      <style:text-properties fo:font-weight="bold" style:font-weight-asian="bold" style:font-weight-complex="bold"/>
    </style:style>
    <style:style style:name="T3" style:family="text">
      <style:text-properties fo:font-weight="bold" officeooo:rsid="0018e595" style:font-weight-asian="bold" style:font-weight-complex="bold"/>
    </style:style>
    <style:style style:name="T4"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font-size="8pt" style:font-size-asian="8pt" style:font-size-complex="8pt"/>
    </style:style>
    <style:style style:name="T6" style:family="text">
      <style:text-properties fo:font-variant="normal" fo:text-transform="none" style:use-window-font-color="true" style:text-outline="false" style:text-line-through-style="none" style:text-line-through-type="none" style:text-position="-33% 58%"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text-position="-33% 58%" fo:font-size="8pt" style:font-size-asian="8pt" style:font-size-complex="8pt"/>
    </style:style>
    <style:style style:name="T8" style:family="text">
      <style:text-properties fo:font-size="12pt" fo:font-style="italic" style:font-style-asian="italic" style:font-style-complex="italic"/>
    </style:style>
    <style:style style:name="T9" style:family="text">
      <style:text-properties style:text-position="-33% 58%"/>
    </style:style>
    <style:style style:name="T10" style:family="text">
      <style:text-properties style:text-position="0% 100%"/>
    </style:style>
    <style:style style:name="T11" style:family="text">
      <style:text-properties fo:font-size="10pt" fo:font-style="italic" style:font-size-asian="10pt" style:font-style-asian="italic" style:font-size-complex="10pt" style:font-style-complex="italic"/>
    </style:style>
    <style:style style:name="T12" style:family="text">
      <style:text-properties style:text-position="-33% 58%" fo:font-size="10pt" fo:font-style="italic" style:font-size-asian="10pt" style:font-style-asian="italic" style:font-size-complex="10pt" style:font-style-complex="italic"/>
    </style:style>
    <style:style style:name="T13" style:family="text">
      <style:text-properties fo:font-size="10pt" style:font-size-asian="10pt" style:font-size-complex="10pt"/>
    </style:style>
    <style:style style:name="T14" style:family="text">
      <style:text-properties fo:font-variant="normal" fo:text-transform="none" style:use-window-font-color="true" style:text-outline="false" style:text-line-through-style="none" style:text-line-through-type="none"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text-position="-21% 58%"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gr1" style:family="graphic">
      <style:graphic-properties draw:stroke="solid" svg:stroke-width="0in" svg:stroke-color="#000000" draw:marker-start-width="0.139in" draw:marker-end-width="0.139in" draw:fill="none" draw:fill-color="#ffffff" draw:textarea-vertical-align="middle" fo:min-height="0.4264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626in" fo:min-width="0.2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5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Dashed_20__28_var_29_" svg:stroke-color="#000000" draw:fill="none" draw:fill-color="#ffffff" draw:textarea-vertical-align="middle" fo:min-height="0.3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0457in" fo:min-width="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3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draw:stroke-dash="Fine_20_Dotted" svg:stroke-color="#000000" draw:fill="none" draw:fill-color="#ffffff" draw:textarea-vertical-align="middle" fo:min-height="0.7071in" fo:padding-top="0.05in" fo:padding-bottom="0.05in" fo:padding-left="0.05in" fo:padding-right="0.05in" style:run-through="foreground" style:wrap="run-through" style:number-wrapped-paragraphs="no-limit" style:wrap-contour-mode="full"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ath Semantics Cheat Sheet</text:p>
      <text:p text:style-name="P2"><draw:frame text:anchor-type="paragraph" draw:z-index="13" draw:name="Shape4" draw:style-name="gr5" draw:text-style-name="P17" svg:width="2.074in" svg:height="1.5343in" svg:x="4.6862in" svg:y="0.1374in"><draw:text-box><text:p text:style-name="P16"><text:span text:style-name="T8">Path semantics is used to study functions and how they are related to each other. The notation makes it easier to wrap one’s head around high order concepts that are used to derive algorithms or do theorem proving.</text:span></text:p></draw:text-box></draw:frame>by Sven Nilsen, 2017</text:p>
      <text:p text:style-name="P3"/>
      <text:p text:style-name="P3"><draw:frame text:anchor-type="paragraph" draw:z-index="2" draw:name="Shape1" draw:style-name="gr1" draw:text-style-name="P14" svg:width="1.9224in" svg:height="0.4268in" svg:x="2.502in" svg:y="0.2165in"><draw:text-box><text:p text:style-name="P13"><text:span text:style-name="T4">f[g] &lt;=&gt; h</text:span></text:p></draw:text-box></draw:frame><draw:frame text:anchor-type="paragraph" draw:z-index="0" draw:name="Shape1" draw:style-name="gr1" draw:text-style-name="P14" svg:width="1.9224in" svg:height="0.4268in" svg:x="0.2047in" svg:y="0.2165in"><draw:text-box><text:p text:style-name="P13"><text:span text:style-name="T4">g(f(a, b)) = h(g(a), g(b))</text:span></text:p></draw:text-box></draw:frame><text:span text:style-name="T2">Symmetric </text:span><text:span text:style-name="T3">P</text:span><text:span text:style-name="T2">ath</text:span></text:p>
      <text:p text:style-name="P1"><draw:frame text:anchor-type="paragraph" draw:z-index="1" draw:name="Shape2" draw:style-name="gr2" draw:text-style-name="P15" svg:width="1.9287in" svg:height="0.4594in" svg:x="0.2047in" svg:y="0.4516in"><draw:text-box><text:p><text:span text:style-name="T5">Equations are useful but sometimes hard to spot the patterns. A lot of equations secretly tell something about functions.</text:span></text:p></draw:text-box></draw:frame><draw:frame text:anchor-type="paragraph" draw:z-index="3" draw:name="Shape2" draw:style-name="gr2" draw:text-style-name="P15" svg:width="1.9287in" svg:height="0.4594in" svg:x="2.502in" svg:y="0.4516in"><draw:text-box><text:p><text:span text:style-name="T5">This is called a “symmetric path”. `h` is the path of `f` by `g`, because it predicts how the property `g` behaves in `f`.</text:span></text:p></draw:text-box></draw:frame><draw:custom-shape text:anchor-type="paragraph" draw:z-index="4" draw:name="Shape3" draw:style-name="gr3" svg:width="0.276in" svg:height="0.1248in" svg:x="2.1791in" svg:y="0.1693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
      <text:p text:style-name="P1"/>
      <text:p text:style-name="P1"/>
      <text:p text:style-name="P1"/>
      <text:p text:style-name="P1"><draw:frame text:anchor-type="paragraph" draw:z-index="10" draw:name="Shape1" draw:style-name="gr1" draw:text-style-name="P14" svg:width="1.9224in" svg:height="0.4268in" svg:x="4.8201in" svg:y="0.2563in"><draw:text-box><text:p text:style-name="P13"><text:span text:style-name="T4">f[g</text:span><text:span text:style-name="T6">i→n</text:span><text:span text:style-name="T4">] &lt;=&gt; h</text:span></text:p></draw:text-box></draw:frame><draw:frame text:anchor-type="paragraph" draw:z-index="7" draw:name="Shape1" draw:style-name="gr1" draw:text-style-name="P14" svg:width="1.9224in" svg:height="0.4268in" svg:x="2.502in" svg:y="0.2291in"><draw:text-box><text:p text:style-name="P13"><text:span text:style-name="T4">f[g</text:span><text:span text:style-name="T6">0</text:span><text:span text:style-name="T4"> ⨯ g</text:span><text:span text:style-name="T6">1</text:span><text:span text:style-name="T4"> → g</text:span><text:span text:style-name="T6">n</text:span><text:span text:style-name="T4">] &lt;=&gt; h</text:span></text:p></draw:text-box></draw:frame><draw:frame text:anchor-type="paragraph" draw:z-index="5" draw:name="Shape1" draw:style-name="gr1" draw:text-style-name="P14" svg:width="1.9224in" svg:height="0.4268in" svg:x="0.2047in" svg:y="0.2291in"><draw:text-box><text:p text:style-name="P13"><text:span text:style-name="T4">g</text:span><text:span text:style-name="T6">n</text:span><text:span text:style-name="T4">(f(a, b)) = h(g</text:span><text:span text:style-name="T6">0</text:span><text:span text:style-name="T4">(a), g</text:span><text:span text:style-name="T6">1</text:span><text:span text:style-name="T4">(b))</text:span></text:p></draw:text-box></draw:frame><text:span text:style-name="T2">Asymmetric </text:span><text:span text:style-name="T3">P</text:span><text:span text:style-name="T2">ath</text:span></text:p>
      <text:p text:style-name="P1"><draw:frame text:anchor-type="paragraph" draw:z-index="6" draw:name="Shape2" draw:style-name="gr2" draw:text-style-name="P15" svg:width="1.9287in" svg:height="0.4594in" svg:x="0.2047in" svg:y="0.4638in"><draw:text-box><text:p><text:span text:style-name="T5">It gets even harder to spot patterns in equations when all the functions are different.</text:span></text:p></draw:text-box></draw:frame><draw:frame text:anchor-type="paragraph" draw:z-index="8" draw:name="Shape2" draw:style-name="gr2" draw:text-style-name="P15" svg:width="1.9287in" svg:height="0.4594in" svg:x="2.502in" svg:y="0.4638in"><draw:text-box><text:p><text:span text:style-name="T5">This is called an “asymmetric path”. `h` is the path of `f` by `g</text:span><text:span text:style-name="T7">0</text:span><text:span text:style-name="T5"> ⨯ g</text:span><text:span text:style-name="T7">1</text:span><text:span text:style-name="T5"> → g</text:span><text:span text:style-name="T7">n</text:span><text:span text:style-name="T5">`, because it predicts how this behaves in `f`.</text:span></text:p></draw:text-box></draw:frame><draw:custom-shape text:anchor-type="paragraph" draw:z-index="9" draw:name="Shape3" draw:style-name="gr3" svg:width="0.276in" svg:height="0.1248in" svg:x="2.1791in" svg:y="0.1819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1" draw:name="Shape2" draw:style-name="gr4" draw:text-style-name="P15" svg:width="1.9287in" svg:height="0.515in" svg:x="4.8138in" svg:y="0.4909in"><draw:text-box><text:p><text:span text:style-name="T5">Asymmetric notation uses indices that can be erased to get symmetric paths. This notation makes it easier to work with higher order concepts.</text:span></text:p></draw:text-box></draw:frame><draw:custom-shape text:anchor-type="paragraph" draw:z-index="12" draw:name="Shape3" draw:style-name="gr3" svg:width="0.276in" svg:height="0.1248in" svg:x="4.489in" svg:y="0.209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
      <text:p text:style-name="P1"/>
      <text:p text:style-name="P1"/>
      <text:p text:style-name="P1"/>
      <text:p text:style-name="P4"><draw:frame text:anchor-type="paragraph" draw:z-index="19" draw:name="Shape1" draw:style-name="gr1" draw:text-style-name="P14" svg:width="1.9224in" svg:height="0.4268in" svg:x="4.8201in" svg:y="0.2236in"><draw:text-box><text:p text:style-name="P13"><text:span text:style-name="T4">b : [∃g] true</text:span></text:p></draw:text-box></draw:frame><draw:frame text:anchor-type="paragraph" draw:z-index="16" draw:name="Shape1" draw:style-name="gr1" draw:text-style-name="P14" svg:width="1.9224in" svg:height="0.4268in" svg:x="2.502in" svg:y="0.2146in"><draw:text-box><text:p text:style-name="P13"><text:span text:style-name="T4">(∃g)(b) = true</text:span></text:p></draw:text-box></draw:frame><draw:frame text:anchor-type="paragraph" draw:z-index="14" draw:name="Shape1" draw:style-name="gr1" draw:text-style-name="P14" svg:width="1.9224in" svg:height="0.4268in" svg:x="0.211in" svg:y="0.2291in"><draw:text-box><text:p text:style-name="P13"><text:span text:style-name="T4">∃ </text:span><text:span text:style-name="T4">x { g(x) = b }</text:span></text:p></draw:text-box></draw:frame><text:span text:style-name="T2">Existential </text:span><text:span text:style-name="T3">P</text:span><text:span text:style-name="T2">ath</text:span></text:p>
      <text:p text:style-name="P4"><draw:frame text:anchor-type="paragraph" draw:z-index="15" draw:name="Shape2" draw:style-name="gr2" draw:text-style-name="P15" svg:width="1.9287in" svg:height="0.4594in" svg:x="0.2047in" svg:y="0.4638in"><draw:text-box><text:p><text:span text:style-name="T5">It only makes sense to talk about `g` returning `b` if there exists some input `x` that produces `b`.</text:span></text:p></draw:text-box></draw:frame><draw:frame text:anchor-type="paragraph" draw:z-index="17" draw:name="Shape2" draw:style-name="gr2" draw:text-style-name="P15" svg:width="1.9287in" svg:height="0.4594in" svg:x="2.4957in" svg:y="0.4492in"><draw:text-box><text:p><text:span text:style-name="T5">This is called an “existential path”. It returns `true` when its function returns some output and `false` otherwise.</text:span></text:p></draw:text-box></draw:frame><draw:custom-shape text:anchor-type="paragraph" draw:z-index="18" draw:name="Shape3" draw:style-name="gr3" svg:width="0.276in" svg:height="0.1248in" svg:x="2.1791in" svg:y="0.1945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20" draw:name="Shape2" draw:style-name="gr2" draw:text-style-name="P15" svg:width="1.9287in" svg:height="0.4594in" svg:x="4.8138in" svg:y="0.4583in"><draw:text-box><text:p><text:span text:style-name="T5">One can think of this as `b` having a sub-type such that the existential path of `g` returns `true`. This makes `b` consistent.</text:span></text:p></draw:text-box></draw:frame><draw:custom-shape text:anchor-type="paragraph" draw:z-index="21" draw:name="Shape3" draw:style-name="gr3" svg:width="0.276in" svg:height="0.1248in" svg:x="4.4846in" svg:y="0.201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4"/>
      <text:p text:style-name="P4"/>
      <text:p text:style-name="P4"/>
      <text:p text:style-name="P4"><draw:frame text:anchor-type="paragraph" draw:z-index="33" draw:name="Shape8" draw:style-name="gr9" draw:text-style-name="P20" svg:width="1.0831in" svg:height="0.224in" svg:x="1.9799in" svg:y="0.2846in"><draw:text-box><text:p text:style-name="P16"><text:span text:style-name="T13">does not halt</text:span></text:p></draw:text-box></draw:frame><draw:frame text:anchor-type="paragraph" draw:z-index="31" draw:name="Shape8" draw:style-name="gr9" draw:text-style-name="P20" svg:width="1.0831in" svg:height="0.224in" svg:x="0.2409in" svg:y="0.2909in"><draw:text-box><text:p text:style-name="P16"><text:span text:style-name="T13">fails type check</text:span></text:p></draw:text-box></draw:frame></text:p>
      <text:p text:style-name="P5"><draw:frame text:anchor-type="paragraph" draw:z-index="30" draw:name="Shape7" draw:style-name="gr8" draw:text-style-name="P19" svg:width="2.1331in" svg:height="1.3189in" svg:x="4.4102in" svg:y="0.0728in"><draw:text-box><text:p text:style-name="P16"><text:span text:style-name="T11">Every double-existential path ∃∃g is one of 4 functions. Strangely, some functions can be thought of as failing type checking or do not terminate on any input. All “normal” functions have double-existential paths `true</text:span><text:span text:style-name="T12">1</text:span><text:span text:style-name="T11">` or `id`. Those who got `id` are structure-preserving. </text:span></text:p></draw:text-box></draw:frame><draw:custom-shape text:anchor-type="paragraph" draw:z-index="34" draw:name="Shape6" draw:style-name="gr7" svg:width="0.1835in" svg:height="0.0921in" draw:transform="rotate (-0.767944870877505) translate (2.93055555555556in 0.23402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2" draw:name="Shape6" draw:style-name="gr7" svg:width="0.1835in" svg:height="0.0921in" draw:transform="rotate (-0.767944870877505) translate (1.26319444444444in 0.22777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frame text:anchor-type="paragraph" draw:z-index="22" draw:name="Shape5" draw:style-name="gr6" draw:text-style-name="P18" svg:width="1.5488in" svg:height="0.3217in" svg:x="0.7528in" svg:y="0.2681in"><draw:text-box><text:p text:style-name="P13">false<text:span text:style-name="T9">1</text:span><text:span text:style-name="T10"> := \(_) = false</text:span></text:p></draw:text-box></draw:frame><draw:frame text:anchor-type="paragraph" draw:z-index="24" draw:name="Shape5" draw:style-name="gr6" draw:text-style-name="P18" svg:width="1.5488in" svg:height="0.3217in" svg:x="2.6098in" svg:y="0.2752in"><draw:text-box><text:p text:style-name="P13">not<text:span text:style-name="T10"> := \(x) = ¬x</text:span></text:p></draw:text-box></draw:frame></text:p>
      <text:p text:style-name="P5"><draw:custom-shape text:anchor-type="paragraph" draw:z-index="26" draw:name="Shape6" draw:style-name="gr7" svg:width="0.1835in" svg:height="0.0921in" svg:x="2.3543in" svg:y="0.1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custom-shape text:anchor-type="paragraph" draw:z-index="27" draw:name="Shape6" draw:style-name="gr7" svg:width="0.1835in" svg:height="0.0921in" draw:transform="rotate (-2.47836753783195) translate (2.56111111111111in 0.3138888888888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frame text:anchor-type="paragraph" draw:z-index="23" draw:name="Shape5" draw:style-name="gr6" draw:text-style-name="P18" svg:width="1.5488in" svg:height="0.3217in" svg:x="2.6098in" svg:y="0.2508in"><draw:text-box><text:p text:style-name="P13"><text:span text:style-name="T10">id := \(x) = x</text:span></text:p></draw:text-box></draw:frame><draw:frame text:anchor-type="paragraph" draw:z-index="25" draw:name="Shape5" draw:style-name="gr6" draw:text-style-name="P18" svg:width="1.5488in" svg:height="0.3217in" svg:x="0.7661in" svg:y="0.2445in"><draw:text-box><text:p text:style-name="P13">true<text:span text:style-name="T9">1</text:span><text:span text:style-name="T10"> := \(_) = true</text:span></text:p></draw:text-box></draw:frame><draw:custom-shape text:anchor-type="paragraph" draw:z-index="28" draw:name="Shape6" draw:style-name="gr7" svg:width="0.1835in" svg:height="0.0921in" svg:x="2.3736in" svg:y="0.2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custom-shape text:anchor-type="paragraph" draw:z-index="29" draw:name="Shape6" draw:style-name="gr7" svg:width="0.1835in" svg:height="0.0921in" draw:transform="rotate (-3.12413936106985) translate (2.55416666666667in 0.33680555555555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
      <text:p text:style-name="P5"/>
      <text:p text:style-name="P6">Every existential path <text:span text:style-name="T1">returns a `bool` which is a small type, so there are many functions that share the same existential paths. For example, by rearranging the outputs of a function, its permutations all point to the same existential path. One output can also be repeated more or fewer times but not zero.</text:span></text:p>
      <text:p text:style-name="P6"/>
      <text:p text:style-name="P11">Probabilistic Existential Path</text:p>
      <text:p text:style-name="P7"><draw:frame text:anchor-type="paragraph" draw:z-index="35" draw:name="Shape1" draw:style-name="gr1" draw:text-style-name="P14" svg:width="1.9224in" svg:height="0.4268in" svg:x="0.211in" svg:y="0.022in"><draw:text-box><text:p text:style-name="P13"><text:span text:style-name="T4">|x : [g] b| / |X| &gt; 0.1</text:span></text:p></draw:text-box></draw:frame><draw:frame text:anchor-type="paragraph" draw:z-index="36" draw:name="Shape2" draw:style-name="gr2" draw:text-style-name="P15" svg:width="1.9287in" svg:height="0.4594in" svg:x="0.2047in" svg:y="0.4484in"><draw:text-box><text:p><text:span text:style-name="T5">The ratio of how many times a function returns a value to the number of possible inputs. In this case this is more than 10%.</text:span></text:p></draw:text-box></draw:frame><draw:frame text:anchor-type="paragraph" draw:z-index="37" draw:name="Shape1" draw:style-name="gr1" draw:text-style-name="P14" svg:width="1.9224in" svg:height="0.4268in" svg:x="2.502in" svg:y="0.011in"><draw:text-box><text:p text:style-name="P13"><text:span text:style-name="T4">(∃</text:span><text:span text:style-name="T6">p</text:span><text:span text:style-name="T4">g)(b) &gt; 0.1</text:span></text:p></draw:text-box></draw:frame><draw:frame text:anchor-type="paragraph" draw:z-index="38" draw:name="Shape2" draw:style-name="gr4" draw:text-style-name="P15" svg:width="1.9287in" svg:height="0.515in" svg:x="2.4957in" svg:y="0.4374in"><draw:text-box><text:p><text:span text:style-name="T5">This is called a “probabilistic existential path”. It returns how often that function returns some output, assuming finite input and uniform distribution.</text:span></text:p></draw:text-box></draw:frame><draw:custom-shape text:anchor-type="paragraph" draw:z-index="39" draw:name="Shape3" draw:style-name="gr3" svg:width="0.276in" svg:height="0.1248in" svg:x="2.1791in" svg:y="0.175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40" draw:name="Shape1" draw:style-name="gr1" draw:text-style-name="P14" svg:width="1.9224in" svg:height="0.4268in" svg:x="4.8575in" svg:y="0.0173in"><draw:text-box><text:p text:style-name="P13"><text:span text:style-name="T4">b : [∃</text:span><text:span text:style-name="T6">p</text:span><text:span text:style-name="T4">g] (&gt; 0.1)</text:span></text:p></draw:text-box></draw:frame></text:p>
      <text:p text:style-name="P7"><draw:custom-shape text:anchor-type="paragraph" draw:z-index="42" draw:name="Shape3" draw:style-name="gr3" svg:width="0.276in" svg:height="0.1248in" svg:x="4.5035in" svg:y="0.0189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7"><draw:frame text:anchor-type="paragraph" draw:z-index="41" draw:name="Shape2" draw:style-name="gr2" draw:text-style-name="P15" svg:width="1.9287in" svg:height="0.4594in" svg:x="4.8516in" svg:y="0.1228in"><draw:text-box><text:p><text:span text:style-name="T5">One can think of this as `b` having a sub-type such that `g` returns it more often than 10%.</text:span></text:p></draw:text-box></draw:frame></text:p>
      <text:p text:style-name="P7"/>
      <text:p text:style-name="P7"/>
      <text:p text:style-name="P7"/>
      <text:p text:style-name="P7"/>
      <text:p text:style-name="P12">Probabilistic Path</text:p>
      <text:p text:style-name="P10"><draw:frame text:anchor-type="paragraph" draw:z-index="43" draw:name="Shape9" draw:style-name="gr10" draw:text-style-name="P21" svg:width="6.5358in" svg:height="0.8071in" svg:x="0.25in" svg:y="0.0571in"><draw:text-box><text:p text:style-name="P13"><text:span text:style-name="T14">f[g</text:span><text:span text:style-name="T15">i→n</text:span><text:span text:style-name="T14">]</text:span><text:span text:style-name="T15">p</text:span><text:span text:style-name="T14"> := \(b</text:span><text:span text:style-name="T15">i→n</text:span><text:span text:style-name="T14"> : [] ∧ [len] |g</text:span><text:span text:style-name="T15">i→n</text:span><text:span text:style-name="T14">|, p : [real] ∧ [len] |g</text:span><text:span text:style-name="T15">i</text:span><text:span text:style-name="T14">|) =</text:span></text:p><text:p text:style-name="P13"><text:span text:style-name="T14">∑ </text:span><text:span text:style-name="T14">j 2^|g</text:span><text:span text:style-name="T15">i</text:span><text:span text:style-name="T14">| { (∃</text:span><text:span text:style-name="T15">p</text:span><text:span text:style-name="T14">(g</text:span><text:span text:style-name="T15">n </text:span><text:span text:style-name="T14">· f){2^[g</text:span><text:span text:style-name="T15">i</text:span><text:span text:style-name="T14">] b</text:span><text:span text:style-name="T15">i</text:span><text:span text:style-name="T14">}(β</text:span><text:span text:style-name="T15">j</text:span><text:span text:style-name="T14">))(b</text:span><text:span text:style-name="T15">n</text:span><text:span text:style-name="T14">) · ∏ k |g</text:span><text:span text:style-name="T15">i</text:span><text:span text:style-name="T14">| { β</text:span><text:span text:style-name="T15">jk</text:span><text:span text:style-name="T14">((p</text:span><text:span text:style-name="T15">k</text:span><text:span text:style-name="T14">-(∃</text:span><text:span text:style-name="T15">p</text:span><text:span text:style-name="T14">g</text:span><text:span text:style-name="T15">ik</text:span><text:span text:style-name="T14">)(b</text:span><text:span text:style-name="T15">k</text:span><text:span text:style-name="T14">))/(1-(∃</text:span><text:span text:style-name="T15">p</text:span><text:span text:style-name="T14">g</text:span><text:span text:style-name="T15">ik</text:span><text:span text:style-name="T14">)(b</text:span><text:span text:style-name="T15">k</text:span><text:span text:style-name="T14">))) } }</text:span></text:p></draw:text-box></draw:frame></text:p>
      <text:p text:style-name="P10"/>
      <text:p text:style-name="P10"/>
      <text:p text:style-name="P9"/>
      <text:p text:style-name="P8">A probabilistic path finds sub-type probability of output from sub-type probability of input. It is an interesting fun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stroke-dash draw:name="Dashed_20__28_var_29_" draw:display-name="Dashed (var)" draw:style="rect" draw:dots1="1" draw:dots1-length="197%" draw:distance="127%"/>
    <draw:stroke-dash draw:name="Fine_20_Dotted" draw:display-name="Fine Dotted" draw:style="rect" draw:dots1="1" draw:distance="0.179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11:28:59.904045000</meta:creation-date>
    <dc:date>2018-02-05T01:55:17.543212000</dc:date>
    <meta:editing-duration>PT1H7M34S</meta:editing-duration>
    <meta:editing-cycles>10</meta:editing-cycles>
    <meta:generator>LibreOffice/5.1.2.2$MacOSX_X86_64 LibreOffice_project/d3bf12ecb743fc0d20e0be0c58ca359301eb705f</meta:generator>
    <meta:document-statistic meta:table-count="0" meta:image-count="0" meta:object-count="0" meta:page-count="1" meta:paragraph-count="9" meta:word-count="91" meta:character-count="573" meta:non-whitespace-character-count="491"/>
  </office:meta>
</office:document-meta>
</file>